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adornments="Normal" style:font-pitch="variable"/>
    <style:font-face style:name="Times New Roman" svg:font-family="'Times New Roman'" style:font-family-generic="roman"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2">
      <style:text-properties fo:font-style="normal" style:text-underline-style="solid" style:text-underline-width="auto" style:text-underline-color="font-color" style:font-style-asian="normal" style:font-style-complex="normal"/>
    </style:style>
    <style:style style:name="P2" style:family="paragraph" style:parent-style-name="Heading_20_2">
      <style:text-properties style:text-underline-style="solid" style:text-underline-width="auto" style:text-underline-color="font-color"/>
    </style:style>
    <style:style style:name="P3" style:family="paragraph" style:parent-style-name="Text_20_body">
      <style:text-properties style:text-underline-style="none"/>
    </style:style>
    <style:style style:name="P4" style:family="paragraph" style:parent-style-name="Text_20_body">
      <style:paragraph-properties fo:text-align="start" style:justify-single-word="false"/>
      <style:text-properties style:text-underline-style="none"/>
    </style:style>
    <style:style style:name="P5" style:family="paragraph" style:parent-style-name="Text_20_body" style:list-style-name="L1">
      <style:text-properties style:text-underline-style="none"/>
    </style:style>
    <style:style style:name="P6" style:family="paragraph" style:parent-style-name="Text_20_body" style:list-style-name="L2">
      <style:text-properties style:text-underline-style="none"/>
    </style:style>
    <style:style style:name="P7" style:family="paragraph" style:parent-style-name="Text_20_body" style:list-style-name="L1">
      <style:paragraph-properties fo:margin-left="2.223cm" fo:margin-right="0cm" fo:text-indent="-0.635cm" style:auto-text-indent="true"/>
      <style:text-properties style:text-underline-style="none"/>
    </style:style>
    <style:style style:name="P8" style:family="paragraph" style:parent-style-name="Text_20_body" style:list-style-name="L1">
      <style:paragraph-properties fo:margin-left="2.963cm" fo:margin-right="0cm" fo:text-indent="-0.635cm" style:auto-text-indent="true"/>
      <style:text-properties style:text-underline-style="none"/>
    </style:style>
    <style:style style:name="P9" style:family="paragraph" style:parent-style-name="Text_20_body">
      <style:paragraph-properties fo:margin-left="0cm" fo:margin-right="0cm" fo:text-indent="0cm" style:auto-text-indent="true"/>
      <style:text-properties style:text-underline-style="none"/>
    </style:style>
    <style:style style:name="P10" style:family="paragraph" style:parent-style-name="Text_20_body" style:list-style-name="L1">
      <style:paragraph-properties fo:margin-left="0.741cm" fo:margin-right="0cm" fo:text-indent="-0.635cm" style:auto-text-indent="true"/>
      <style:text-properties style:text-underline-style="none"/>
    </style:style>
    <style:style style:name="P11" style:family="paragraph" style:parent-style-name="Text_20_body">
      <style:paragraph-properties fo:margin-left="0.106cm" fo:margin-right="0cm" fo:text-indent="0cm" style:auto-text-indent="true"/>
      <style:text-properties style:text-underline-style="none"/>
    </style:style>
    <style:style style:name="P12" style:family="paragraph" style:parent-style-name="Heading">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13" style:family="paragraph" style:parent-style-name="Heading_20_1">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ystèmes d'Exploitation &amp; Programmation Sytème</text:p>
      <text:h text:style-name="P13" text:outline-level="1">TP3 : Création d'un Benchmark</text:h>
      <text:p text:style-name="P4"><text:span text:style-name="T1"/></text:p>
      <text:h text:style-name="P1" text:outline-level="2"><text:span text:style-name="T1">Objectifs :</text:span></text:h>
      <text:p text:style-name="P3"><text:span text:style-name="T2">L'objectif du tp 3 est de créer un Benchmark, un programme qui mesure le temps d'execution d'autres programmes et processus. Pour cela, nous faisons éxécuter K fois le programme par N processus. Nous mesurons le temps d'execution de chaque processus, et nous divisons par le nombre d'execution pour obtenir le temps moyen d'execution. En triant les valeurs obtenues, nous obtenons la valeur moyenne du temps d'éxécution de la commande.</text:span></text:p>
      <text:p text:style-name="P3"><text:span text:style-name="T2"/></text:p>
      <text:h text:style-name="P2" text:outline-level="2"><text:span text:style-name="T2">Algorithmes:</text:span></text:h>
      <text:p text:style-name="P3"><text:span text:style-name="T2">L'algorithme de la fonction tempsmoy est le suivant</text:span></text:p>
      <text:list xml:id="list1594526148" text:style-name="L1">
        <text:list-item>
          <text:p text:style-name="P5"><text:span text:style-name="T2">Récupération du nombre d'éxécution K, de la commande C et du nombre de fils N passés en paramètres.</text:span></text:p>
        </text:list-item>
        <text:list-item>
          <text:p text:style-name="P5"><text:span text:style-name="T2">Création d'un tube, pour la communication entre processus père fils.</text:span></text:p>
        </text:list-item>
        <text:list-item>
          <text:p text:style-name="P5"><text:span text:style-name="T2">Première boucle, de 1 à N:</text:span></text:p>
        </text:list-item>
        <text:list-item>
          <text:p text:style-name="P7"><text:span text:style-name="T2">Création d'un Processus fils</text:span></text:p>
        </text:list-item>
        <text:list-item>
          <text:p text:style-name="P7"><text:span text:style-name="T2">Récupération du temps avant éxécution de C.</text:span></text:p>
        </text:list-item>
        <text:list-item>
          <text:p text:style-name="P7"><text:span text:style-name="T2">Seconde boucle de 1 à K :</text:span></text:p>
        </text:list-item>
        <text:list-item>
          <text:p text:style-name="P8"><text:span text:style-name="T2">Éxécution de C.</text:span></text:p>
        </text:list-item>
        <text:list-item>
          <text:p text:style-name="P7"><text:span text:style-name="T2">Fin de la seconde boucle.</text:span></text:p>
        </text:list-item>
        <text:list-item>
          <text:p text:style-name="P7"><text:span text:style-name="T2">Récupération du temps après éxécution de C, la différence entre les deux temps donne le temps d'éxécution pour K éxécutions de C.</text:span></text:p>
        </text:list-item>
        <text:list-item>
          <text:p text:style-name="P7"><text:span text:style-name="T2">Écriture de ce temps d'éxécution dans le tube.</text:span></text:p>
        </text:list-item>
        <text:list-item>
          <text:p text:style-name="P7"><text:span text:style-name="T2">Fin du fils.</text:span></text:p>
        </text:list-item>
        <text:list-item>
          <text:p text:style-name="P10"><text:span text:style-name="T2">Fin de la première boucle.</text:span></text:p>
        </text:list-item>
        <text:list-item>
          <text:p text:style-name="P10"><text:span text:style-name="T2">Boucle de 1 à N</text:span></text:p>
        </text:list-item>
        <text:list-item>
          <text:p text:style-name="P7"><text:span text:style-name="T2">Lecture dans le tube d'un temps d'execution.</text:span></text:p>
        </text:list-item>
        <text:list-item>
          <text:p text:style-name="P7"><text:span text:style-name="T2">Division de ce temps par K, pour obtenir le temps moyen.</text:span></text:p>
        </text:list-item>
        <text:list-item>
          <text:p text:style-name="P7"><text:span text:style-name="T2">Ecriture de cette valeur dans un tableau.</text:span></text:p>
        </text:list-item>
        <text:list-item>
          <text:p text:style-name="P10"><text:soft-page-break/><text:span text:style-name="T2">Fin de la boucle.</text:span></text:p>
        </text:list-item>
        <text:list-item>
          <text:p text:style-name="P10"><text:span text:style-name="T2">Tri du tableau.</text:span></text:p>
        </text:list-item>
        <text:list-item>
          <text:p text:style-name="P10"><text:span text:style-name="T2">La valeur de milieu du tableau est approximativement le temps moyen d'éxécution le plus fiable.</text:span></text:p>
        </text:list-item>
      </text:list>
      <text:p text:style-name="P11"><text:span text:style-name="T2"/></text:p>
      <text:h text:style-name="P2" text:outline-level="2"><text:span text:style-name="T2">Réalisation :</text:span></text:h>
      <text:p text:style-name="P3"><text:span text:style-name="T2">La réalisation de certaines parties est ici expliqué plus en détail.</text:span></text:p>
      <text:list xml:id="list493979258" text:style-name="L2">
        <text:list-item>
          <text:p text:style-name="P6"><text:span text:style-name="T2">L'éxécution de C. Elle se fait grâce à la commande </text:span><text:span text:style-name="T3">int system(char *)</text:span><text:span text:style-name="T2">. Cette commande ignore les signaux SIGINT et SIGQUIT par défaut. Afin de pouvoir la faire stopper, et d'indique quel signal l'a stoppé, et si cela donné lieu à un core, nous récupérons la valeur retourné par system. La fonction WIFSIGNALED permet de déterminer si system a été interrompu par un signal, WTERMSIG renvoie le signal en question. WCOREDUMP permet de savoir si un fichier core a été créé.</text:span></text:p>
        </text:list-item>
        <text:list-item>
          <text:p text:style-name="P6"><text:span text:style-name="T2">La récupération du temps. Elle se fait grâce à la fonction gettimeofday, qui inscrit un nombre de seconde et de microseconde dans une structure timeval. La fonction timersurb calcule la différence entre deux structures timeval et l'inscrit dans une troisième. Il est ensuite possible de transformer cette structure en une valeur entière, en conevrtissant le champs seconde en microseconde.</text:span></text:p>
        </text:list-item>
        <text:list-item>
          <text:p text:style-name="P6"><text:span text:style-name="T2">Le tri du tableau. Il se fait avec la fonction qsort, et une fonction de comparaison, qui renvoie plus, égal ou inférieur à 0 si le premier argument est respectivement plus grand, égal à ou inférieur au second argument.</text:span></text:p>
        </text:list-item>
        <text:list-item>
          <text:p text:style-name="P6"><text:span text:style-name="T2">Redirection de l'affichage de la commande dans un fichier. Un descripteur vers u “/dev/null” est ouvert. On ferme la sortie standard avec un close(1), et on duplique la sortie standard dans le descripteur avec un dup.</text:span></text:p>
        </text:list-item>
      </text:list>
      <text:p text:style-name="P9"><text:span text:style-name="T2"/></text:p>
      <text:h text:style-name="P2" text:outline-level="2"><text:span text:style-name="T2">Conclusion :</text:span></text:h>
      <text:p text:style-name="P3"><text:span text:style-name="T2">La fonction tempsmoy marche. Cependant, lorsque le nombre d'éxécution ou de fils est trop grand, la fonction met très longtemps à afficher la valeur de temps moyen. Cela est du au non déroulement en parallèle des f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svg:font-family="Ubuntu" style:font-adornments="Normal" style:font-pitch="variable"/>
    <style:font-face style:name="Times New Roman" svg:font-family="'Times New Roman'" style:font-family-generic="roman"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style:font-size-asian="10.5pt"/>
    </style:style>
    <style:style style:name="Heading" style:family="paragraph" style:parent-style-name="Standard" style:next-style-name="Text_20_body" style:class="text">
      <style:paragraph-properties fo:margin-top="0.423cm" fo:margin-bottom="0.212cm" fo:keep-with-next="always"/>
      <style:text-properties style:font-name="Ubuntu" fo:font-size="22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100%" fo:margin-left="0cm" fo:margin-right="0cm" fo:margin-top="0cm" fo:margin-bottom="0.212cm" fo:text-indent="0.199cm" style:auto-text-indent="true"/>
      <style:text-properties fo:font-size="13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las PICARD</meta:initial-creator>
    <meta:creation-date>2013-11-19T18:23:09</meta:creation-date>
    <dc:date>2013-11-19T21:23:55</dc:date>
    <dc:creator>Colas PICARD</dc:creator>
    <meta:editing-duration>PT23M24S</meta:editing-duration>
    <meta:editing-cycles>2</meta:editing-cycles>
    <meta:generator>LibreOffice/3.5$Linux_x86 LibreOffice_project/350m1$Build-2</meta:generator>
    <meta:document-statistic meta:table-count="0" meta:image-count="0" meta:object-count="0" meta:page-count="2" meta:paragraph-count="33" meta:word-count="530" meta:character-count="3042" meta:non-whitespace-character-count="2568"/>
  </office:meta>
</office:document-meta>
</file>